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16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3d view of the figure 1.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ore specific with regards to comp efficienc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Define 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ook at clarifying notation for “i” in 2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se bold lettering for (Complete) vectors.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eck on inequality for PD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Mention how our “G” variable becomes the stress components. 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20:08:02.031962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03T21:03:41.287222064</dc:date>
    <meta:editing-duration>PT4H36S</meta:editing-duration>
    <meta:editing-cycles>7</meta:editing-cycles>
    <meta:generator>LibreOffice/6.2.1.2$Linux_X86_64 LibreOffice_project/20$Build-2</meta:generator>
    <meta:document-statistic meta:table-count="1" meta:cell-count="112" meta:object-count="0"/>
  </office:meta>
</office:document-meta>
</file>